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21-04-06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20-02-0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9-02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8-02-07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7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6-01-27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5-01-2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4-01-2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3-01-2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2-01-25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1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10-01-2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6-01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2106060202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